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cd108" officeooo:paragraph-rsid="000cd108"/>
    </style:style>
    <style:style style:name="P2" style:family="paragraph" style:parent-style-name="Standard">
      <style:text-properties officeooo:rsid="000d1a50" officeooo:paragraph-rsid="000d1a50"/>
    </style:style>
    <style:style style:name="P3" style:family="paragraph" style:parent-style-name="Standard">
      <style:text-properties officeooo:rsid="000ef4d9" officeooo:paragraph-rsid="000ef4d9"/>
    </style:style>
    <style:style style:name="P4" style:family="paragraph" style:parent-style-name="Standard">
      <style:text-properties officeooo:rsid="000ef4d9" officeooo:paragraph-rsid="00134c1f"/>
    </style:style>
    <style:style style:name="P5" style:family="paragraph" style:parent-style-name="Standard">
      <style:text-properties officeooo:rsid="001196ff" officeooo:paragraph-rsid="001196ff"/>
    </style:style>
    <style:style style:name="P6" style:family="paragraph" style:parent-style-name="Standard">
      <style:text-properties officeooo:rsid="00134c1f" officeooo:paragraph-rsid="00134c1f"/>
    </style:style>
    <style:style style:name="P7" style:family="paragraph" style:parent-style-name="Standard">
      <style:text-properties officeooo:rsid="0018ac61" officeooo:paragraph-rsid="0018ac61"/>
    </style:style>
    <style:style style:name="T1" style:family="text">
      <style:text-properties officeooo:rsid="000ef4d9"/>
    </style:style>
    <style:style style:name="T2" style:family="text">
      <style:text-properties officeooo:rsid="0010d57f"/>
    </style:style>
    <style:style style:name="T3" style:family="text">
      <style:text-properties officeooo:rsid="001196ff"/>
    </style:style>
    <style:style style:name="T4" style:family="text">
      <style:text-properties officeooo:rsid="0011cdd0"/>
    </style:style>
    <style:style style:name="T5" style:family="text">
      <style:text-properties officeooo:rsid="00134c1f"/>
    </style:style>
    <style:style style:name="T6" style:family="text">
      <style:text-properties officeooo:rsid="00137e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k Storm</text:p>
      <text:p text:style-name="P1">Primitive Pac Man Log</text:p>
      <text:p text:style-name="P1"/>
      <text:p text:style-name="P5">Day 1</text:p>
      <text:p text:style-name="P5"/>
      <text:p text:style-name="P1">Decided to make the game board using cubes and a plane. The plane is the floor and the walls are made of the cubes. The walls will be a child of the floor so it will stick with the board if it needs to be moved or scaled. <text:s/><text:span text:style-name="T3">The player is represented by a cube.</text:span></text:p>
      <text:p text:style-name="P1"/>
      <text:p text:style-name="P5">Player movement will be determined by having a player constantly move forward until it hits a wall. Only then will it stop. If the player presses a direction, that direction is queued up. Each update, it will check if it is able to move in the queued direction. If it is able to move in the <text:span text:style-name="T4">queued</text:span> direction, current direction will be set to the queued direction.</text:p>
      <text:p text:style-name="P5"/>
      <text:p text:style-name="P2">Problem <text:span text:style-name="T1">1</text:span>: How to <text:span text:style-name="T3">handle the queued input. </text:span></text:p>
      <text:p text:style-name="P3">Example: If the player is moving to the right and up is pressed, the player will keep moving</text:p>
      <text:p text:style-name="P3">right until it is able to move up.</text:p>
      <text:p text:style-name="P4"><text:tab/><text:span text:style-name="T5">Possible </text:span>Solution 1: Create trigger boxes at each of the intersections that allows for the player to <text:tab/>change to the direction that they had queued. While this would work, it seems very hacky. There <text:tab/><text:span text:style-name="T3">is probably </text:span>a better way to do it.</text:p>
      <text:p text:style-name="P3"/>
      <text:p text:style-name="P4"><text:tab/><text:span text:style-name="T5">Possible </text:span>Solution 2: <text:span text:style-name="T2">Ray-cast</text:span> off the left and right sides of the player. Check the length of the <text:tab/>ray, if it is greater than one unit, activate the queue.</text:p>
      <text:p text:style-name="P3"/>
      <text:p text:style-name="P6">Problem 2: When the player hits the wall, it has the tendency of bouncing in a weird direction. Sometimes it will unaligned itself from the grid. </text:p>
      <text:p text:style-name="P6"><text:tab/>Solution: <text:span text:style-name="T6">Set the constraints of the players rigidbody to freeze the rotation and position. This <text:tab/>keeps the player on the correct plane. While this keeps the player on the correct <text:tab/>plane and <text:tab/>snapped to four directions, it got rid of the default collision response. Solved this issue by <text:tab/>writing a script that sets the players direction to none with OnCollisionEnter. In the update, if <text:tab/>the current direction is equal to none, it will not move.</text:span></text:p>
      <text:p text:style-name="P6"/>
      <text:p text:style-name="P7">When the player runs into the player will stop moving until and input key is pressed. However, the player is stuck partially in the so if forward was pressed again, then it can phase through the wall before it checks for collision again. Right now, the wall handles the collision with the player. It sets the players movement direction to none and it pushes it back so it is not in the wall anymore. This lowers the chance of the player phasing through the wall. However, it does have the player looking like it bounces off the wall, even if slightly. I will come back to this if need b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6T21:41:39.420000000</meta:creation-date>
    <dc:date>2014-11-07T00:18:17.567000000</dc:date>
    <meta:editing-duration>PT1H20M33S</meta:editing-duration>
    <meta:editing-cycles>8</meta:editing-cycles>
    <meta:generator>LibreOffice/4.3.3.2$Windows_x86 LibreOffice_project/9bb7eadab57b6755b1265afa86e04bf45fbfc644</meta:generator>
    <meta:document-statistic meta:table-count="0" meta:image-count="0" meta:object-count="0" meta:page-count="1" meta:paragraph-count="13" meta:word-count="446" meta:character-count="2396" meta:non-whitespace-character-count="1949"/>
  </office:meta>
</office:document-meta>
</file>